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25cm" draw:marker-start="Arrow" draw:marker-start-width="0.229cm" draw:marker-end="" draw:marker-end-width="0.152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="Arrow" draw:marker-start-width="0.229cm" draw:marker-end="" draw:marker-end-width="0.178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25cm" svg:stroke-color="#808080" draw:marker-start-width="0.229cm" draw:marker-end="Arrow" draw:marker-end-width="0.279cm" draw:fill="none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  <style:text-properties fo:font-family="'Times New Roman'" style:font-family-generic="roman" style:font-pitch="variable"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 fo:font-size="14pt" style:font-size-asian="14pt" style:font-size-complex="14pt"/>
    </style:style>
    <style:style style:name="T1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2" style:family="text">
      <style:text-properties fo:font-family="'Times New Roman'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11cm" svg:height="1.61cm" svg:x="0.216cm" svg:y="3.158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609cm" svg:height="1.61cm" svg:x="2.754cm" svg:y="3.15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1cm" svg:height="1.61cm" svg:x="5.367cm" svg:y="1.28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611cm" svg:height="1.612cm" svg:x="5.367cm" svg:y="3.775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611cm" svg:height="1.612cm" svg:x="8.58cm" svg:y="3.775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.827cm" svg:y1="3.963cm" svg:x2="2.754cm" svg:y2="3.963cm" draw:start-shape="id1" draw:start-glue-point="1" draw:end-shape="id2" draw:end-glue-point="3" svg:d="m1827 3963h927">
          <text:p/>
        </draw:connector>
        <draw:connector draw:style-name="gr3" draw:text-style-name="P2" draw:layer="layout" draw:type="line" svg:x1="4.363cm" svg:y1="3.963cm" svg:x2="5.367cm" svg:y2="2.093cm" draw:start-shape="id2" draw:start-glue-point="1" draw:end-shape="id3" draw:end-glue-point="3" svg:d="m4363 3963 1004-1870">
          <text:p/>
        </draw:connector>
        <draw:connector draw:style-name="gr2" draw:text-style-name="P2" draw:layer="layout" draw:type="line" svg:x1="4.363cm" svg:y1="3.963cm" svg:x2="5.367cm" svg:y2="4.581cm" draw:start-shape="id2" draw:start-glue-point="1" draw:end-shape="id4" draw:end-glue-point="3" svg:d="m4363 3963 1004 618">
          <text:p/>
        </draw:connector>
        <draw:connector draw:style-name="gr2" draw:text-style-name="P2" draw:layer="layout" draw:type="line" svg:x1="6.978cm" svg:y1="4.581cm" svg:x2="8.58cm" svg:y2="4.581cm" draw:start-shape="id4" draw:start-glue-point="1" draw:end-shape="id5" draw:end-glue-point="3" svg:d="m6978 4581h1602">
          <text:p/>
        </draw:connector>
        <draw:frame draw:style-name="gr4" draw:text-style-name="P3" draw:layer="layout" svg:width="4.295cm" svg:height="2.435cm" svg:x="0.516cm" svg:y="0.232cm">
          <draw:text-box>
            <text:p text:style-name="P3"><text:span text:style-name="T2">Ответ на вопрос с</text:span></text:p>
            <text:p text:style-name="P3"><text:span text:style-name="T2">неограниченной </text:span></text:p>
            <text:p text:style-name="P3"><text:span text:style-name="T2">переменной и <text:s text:c="2"/></text:span></text:p>
            <text:p text:style-name="P3"><text:span text:style-name="T2">диз.ветвлением</text:span></text:p>
          </draw:text-box>
        </draw:frame>
        <draw:line draw:style-name="gr5" draw:text-style-name="P2" draw:layer="layout" svg:x1="3.683cm" svg:y1="2.54cm" svg:x2="4.191cm" svg:y2="3.683cm">
          <text:p/>
        </draw:line>
        <draw:custom-shape draw:style-name="gr6" draw:text-style-name="P2" draw:layer="layout" svg:width="0.762cm" svg:height="0.762cm" svg:x="4.064cm" svg:y="3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965cm" svg:height="1.889cm" svg:x="7.084cm" svg:y="1.251cm">
          <draw:text-box>
            <text:p text:style-name="P3"><text:span text:style-name="T2">Конкретизация</text:span></text:p>
            <text:p text:style-name="P3"><text:span text:style-name="T2">неограниченной</text:span></text:p>
            <text:p text:style-name="P3"><text:span text:style-name="T2">переменной</text:span></text:p>
          </draw:text-box>
        </draw:frame>
        <draw:line draw:style-name="gr5" draw:text-style-name="P2" draw:layer="layout" svg:x1="9.398cm" svg:y1="3.048cm" svg:x2="10.033cm" svg:y2="4.318cm">
          <text:p/>
        </draw:line>
        <draw:custom-shape draw:style-name="gr6" draw:text-style-name="P2" draw:layer="layout" svg:width="0.762cm" svg:height="0.762cm" svg:x="9.763cm" svg:y="4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922cm" fo:page-height="6.0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6$Linux_x86 LibreOffice_project/360m1$Build-2</meta:generator>
    <dc:date>2012-12-13T19:46:51</dc:date>
    <meta:editing-duration>PT4H6M14S</meta:editing-duration>
    <meta:editing-cycles>14</meta:editing-cycles>
    <meta:document-statistic meta:object-count="15"/>
  </office:meta>
</office:document-meta>
</file>